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4" style:family="table-cell">
      <style:table-cell-properties fo:padding="0.097cm" fo:border-left="0.05pt solid #000000" fo:border-right="none" fo:border-top="none" fo:border-bottom="0.05pt solid #000000"/>
    </style:style>
    <style:style style:name="Auteurs.B4" style:family="table-cell">
      <style:table-cell-properties fo:padding="0.097cm" fo:border-left="0.05pt solid #000000" fo:border-right="none" fo:border-top="none" fo:border-bottom="0.05pt solid #000000"/>
    </style:style>
    <style:style style:name="Auteurs.C4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5" style:family="table-cell">
      <style:table-cell-properties fo:padding="0.097cm" fo:border-left="0.05pt solid #000000" fo:border-right="none" fo:border-top="none" fo:border-bottom="0.05pt solid #000000"/>
    </style:style>
    <style:style style:name="Auteurs.B5" style:family="table-cell">
      <style:table-cell-properties fo:padding="0.097cm" fo:border-left="0.05pt solid #000000" fo:border-right="none" fo:border-top="none" fo:border-bottom="0.05pt solid #000000"/>
    </style:style>
    <style:style style:name="Auteurs.C5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6" style:family="table-cell">
      <style:table-cell-properties fo:padding="0.097cm" fo:border-left="0.05pt solid #000000" fo:border-right="none" fo:border-top="none" fo:border-bottom="0.05pt solid #000000"/>
    </style:style>
    <style:style style:name="Auteurs.B6" style:family="table-cell">
      <style:table-cell-properties fo:padding="0.097cm" fo:border-left="0.05pt solid #000000" fo:border-right="none" fo:border-top="none" fo:border-bottom="0.05pt solid #000000"/>
    </style:style>
    <style:style style:name="Auteurs.C6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7" style:family="table-cell">
      <style:table-cell-properties fo:padding="0.097cm" fo:border-left="0.05pt solid #000000" fo:border-right="none" fo:border-top="none" fo:border-bottom="0.05pt solid #000000"/>
    </style:style>
    <style:style style:name="Auteurs.B7" style:family="table-cell">
      <style:table-cell-properties fo:padding="0.097cm" fo:border-left="0.05pt solid #000000" fo:border-right="none" fo:border-top="none" fo:border-bottom="0.05pt solid #000000"/>
    </style:style>
    <style:style style:name="Auteurs.C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2.875cm" style:rel-column-width="1630*"/>
    </style:style>
    <style:style style:name="Diffusion.B" style:family="table-column">
      <style:table-column-properties style:column-width="14.125cm" style:rel-column-width="800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4" style:family="table-cell">
      <style:table-cell-properties fo:padding="0.097cm" fo:border-left="0.05pt solid #000000" fo:border-right="none" fo:border-top="none" fo:border-bottom="0.05pt solid #000000"/>
    </style:style>
    <style:style style:name="Diffusion.B4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5" style:family="table-cell">
      <style:table-cell-properties fo:padding="0.097cm" fo:border-left="0.05pt solid #000000" fo:border-right="none" fo:border-top="none" fo:border-bottom="0.05pt solid #000000"/>
    </style:style>
    <style:style style:name="Diffusion.B5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6" style:family="table-cell">
      <style:table-cell-properties fo:padding="0.097cm" fo:border-left="0.05pt solid #000000" fo:border-right="none" fo:border-top="none" fo:border-bottom="0.05pt solid #000000"/>
    </style:style>
    <style:style style:name="Diffusion.B6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7" style:family="table-cell">
      <style:table-cell-properties fo:padding="0.097cm" fo:border-left="0.05pt solid #000000" fo:border-right="none" fo:border-top="none" fo:border-bottom="0.05pt solid #000000"/>
    </style:style>
    <style:style style:name="Diffusion.B7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8" style:family="table-cell">
      <style:table-cell-properties fo:padding="0.097cm" fo:border-left="0.05pt solid #000000" fo:border-right="none" fo:border-top="none" fo:border-bottom="0.05pt solid #000000"/>
    </style:style>
    <style:style style:name="Diffusion.B8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-asian="Cambria"/>
    </style:style>
    <style:style style:name="P2" style:family="paragraph" style:parent-style-name="Standard">
      <style:text-properties style:font-name="DejaVu Serif"/>
    </style:style>
    <style:style style:name="P3" style:family="paragraph" style:parent-style-name="Text_20_body">
      <style:text-properties style:font-name="DejaVu Serif"/>
    </style:style>
    <style:style style:name="P4" style:family="paragraph" style:parent-style-name="Text_20_body" style:list-style-name="L2">
      <style:text-properties style:font-name="DejaVu Serif" officeooo:paragraph-rsid="0009aa3c"/>
    </style:style>
    <style:style style:name="P5" style:family="paragraph" style:parent-style-name="Text_20_body" style:list-style-name="L2">
      <style:text-properties style:font-name="DejaVu Serif" style:font-name-asian="Cambria"/>
    </style:style>
    <style:style style:name="P6" style:family="paragraph" style:parent-style-name="Heading_20_1">
      <style:paragraph-properties fo:text-align="center" style:justify-single-word="false"/>
      <style:text-properties style:font-name="DejaVu Serif"/>
    </style:style>
    <style:style style:name="P7" style:family="paragraph" style:parent-style-name="Table_20_Contents">
      <style:text-properties style:font-name-asian="Cambria"/>
    </style:style>
    <style:style style:name="P8" style:family="paragraph" style:parent-style-name="Table_20_Contents">
      <style:text-properties fo:font-size="11pt" style:font-size-asian="11pt" style:font-name-complex="Liberation Serif" style:font-size-complex="11pt"/>
    </style:style>
    <style:style style:name="P9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10" style:family="paragraph" style:parent-style-name="Table_20_Contents">
      <style:text-properties style:font-name="DejaVu Serif"/>
    </style:style>
    <style:style style:name="P11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12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13" style:family="paragraph" style:parent-style-name="Table_20_Contents">
      <style:text-properties style:font-name="DejaVu Serif" style:font-name-asian="Cambria"/>
    </style:style>
    <style:style style:name="P14" style:family="paragraph" style:parent-style-name="Table_20_Contents" style:list-style-name="L2">
      <style:text-properties style:font-name="DejaVu Serif" style:font-name-asian="Cambria"/>
    </style:style>
    <style:style style:name="P15" style:family="paragraph" style:parent-style-name="Heading_20_2">
      <style:text-properties style:font-name="DejaVu Serif"/>
    </style:style>
    <style:style style:name="P16" style:family="paragraph" style:parent-style-name="Heading_20_2">
      <style:paragraph-properties fo:break-before="page"/>
      <style:text-properties style:font-name="DejaVu Serif" officeooo:paragraph-rsid="0009aa3c"/>
    </style:style>
    <style:style style:name="P17" style:family="paragraph" style:parent-style-name="Normal">
      <style:text-properties fo:font-size="11pt" style:font-size-asian="11pt" style:font-name-complex="Liberation Serif" style:font-size-complex="11pt"/>
    </style:style>
    <style:style style:name="P18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T1" style:family="text">
      <style:text-properties style:font-name-asian="Cambria"/>
    </style:style>
    <style:style style:name="T2" style:family="text">
      <style:text-properties officeooo:rsid="0006b4cf"/>
    </style:style>
    <style:style style:name="T3" style:family="text">
      <style:text-properties officeooo:rsid="0007fd99"/>
    </style:style>
    <style:style style:name="T4" style:family="text">
      <style:text-properties officeooo:rsid="0008c30b"/>
    </style:style>
    <style:style style:name="T5" style:family="text">
      <style:text-properties officeooo:rsid="0009525c"/>
    </style:style>
    <style:style style:name="T6" style:family="text">
      <style:text-properties fo:font-size="11pt" style:font-size-asian="11pt" style:font-name-complex="Liberation Serif" style:font-size-complex="11pt"/>
    </style:style>
    <style:style style:name="T7" style:family="text">
      <style:text-properties style:font-name="DejaVu Sans" fo:font-size="11pt" style:font-size-asian="11pt" style:font-name-complex="Liberation Serif" style:font-size-complex="11pt"/>
    </style:style>
    <style:style style:name="T8" style:family="text">
      <style:text-properties style:font-name="DejaVu Serif" fo:font-size="11pt" style:font-size-asian="11pt" style:font-name-complex="Liberation Serif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mpte rendu externe 2 – 06/11</text:h>
      <text:p text:style-name="P2"/>
      <text:p text:style-name="P2"/>
      <text:p text:style-name="P2"/>
      <text:p text:style-name="P2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P10">Auteurs</text:p>
          </table:table-cell>
          <table:table-cell table:style-name="Auteurs.A1" office:value-type="string">
            <text:p text:style-name="P10">Approbateurs</text:p>
          </table:table-cell>
          <table:table-cell table:style-name="Auteurs.C1" office:value-type="string">
            <text:p text:style-name="P10">Validation</text:p>
          </table:table-cell>
        </table:table-row>
        <table:table-row>
          <table:table-cell table:style-name="Auteurs.A5" table:number-rows-spanned="5" office:value-type="string">
            <text:p text:style-name="P10">G<text:span text:style-name="T4">uieu</text:span> Christophe</text:p>
          </table:table-cell>
          <table:table-cell table:style-name="Auteurs.B5" office:value-type="string">
            <text:p text:style-name="P11">Guillaume Rasolo</text:p>
          </table:table-cell>
          <table:table-cell table:style-name="Auteurs.C6" table:number-rows-spanned="5" office:value-type="string">
            <text:p text:style-name="P10"/>
          </table:table-cell>
        </table:table-row>
        <table:table-row>
          <table:covered-table-cell/>
          <table:table-cell table:style-name="Auteurs.B5" office:value-type="string">
            <text:p text:style-name="P9"><text:span text:style-name="Police_20_par_20_défaut"><text:span text:style-name="T8">Riadh Ben Nasr</text:span></text:span></text:p>
          </table:table-cell>
          <table:covered-table-cell/>
        </table:table-row>
        <table:table-row>
          <table:covered-table-cell/>
          <table:table-cell table:style-name="Auteurs.B5" office:value-type="string">
            <text:p text:style-name="P18">Michael Plong</text:p>
          </table:table-cell>
          <table:covered-table-cell/>
        </table:table-row>
        <table:table-row>
          <table:covered-table-cell/>
          <table:table-cell table:style-name="Auteurs.B5" office:value-type="string">
            <text:p text:style-name="P18"/>
          </table:table-cell>
          <table:covered-table-cell/>
        </table:table-row>
        <table:table-row>
          <table:covered-table-cell/>
          <table:table-cell table:style-name="Auteurs.B6" office:value-type="string">
            <text:p text:style-name="P9"><text:span text:style-name="Police_20_par_20_défaut"><text:span text:style-name="T8"/></text:span></text:p>
          </table:table-cell>
          <table:covered-table-cell/>
        </table:table-row>
        <table:table-row>
          <table:table-cell table:style-name="Auteurs.A7" office:value-type="string">
            <text:p text:style-name="P10">Rédigé le :06/11/<text:span text:style-name="T2">2013</text:span></text:p>
          </table:table-cell>
          <table:table-cell table:style-name="Auteurs.B7" office:value-type="string">
            <text:p text:style-name="P10">Approuvé le :</text:p>
          </table:table-cell>
          <table:table-cell table:style-name="Auteurs.C7" office:value-type="string">
            <text:p text:style-name="P10">Validé le :</text:p>
          </table:table-cell>
        </table:table-row>
      </table:table>
      <text:p text:style-name="P2"/>
      <text:p text:style-name="P2"/>
      <text:p text:style-name="P2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P10">Diffusion</text:p>
          </table:table-cell>
          <table:table-cell table:style-name="Diffusion.B1" office:value-type="string">
            <text:p text:style-name="P10">Externe</text:p>
          </table:table-cell>
        </table:table-row>
        <table:table-row>
          <table:table-cell table:style-name="Diffusion.A2" office:value-type="string">
            <text:p text:style-name="P10">À :</text:p>
          </table:table-cell>
          <table:table-cell table:style-name="Diffusion.B2" office:value-type="string">
            <text:p text:style-name="P10">M. <text:span text:style-name="T3">Novelli</text:span></text:p>
          </table:table-cell>
        </table:table-row>
        <table:table-row>
          <table:table-cell table:style-name="Diffusion.A8" table:number-rows-spanned="6" office:value-type="string">
            <text:p text:style-name="P10">Copies à :</text:p>
          </table:table-cell>
          <table:table-cell table:style-name="Diffusion.B7" office:value-type="string">
            <text:p text:style-name="P11">Guillaume Rasolo</text:p>
          </table:table-cell>
        </table:table-row>
        <table:table-row>
          <table:covered-table-cell/>
          <table:table-cell table:style-name="Diffusion.B7" office:value-type="string">
            <text:p text:style-name="P9"><text:span text:style-name="Police_20_par_20_défaut"><text:span text:style-name="T8">Riadh Ben Nasr</text:span></text:span></text:p>
          </table:table-cell>
        </table:table-row>
        <table:table-row>
          <table:covered-table-cell/>
          <table:table-cell table:style-name="Diffusion.B7" office:value-type="string">
            <text:p text:style-name="P18">Michael Plong</text:p>
          </table:table-cell>
        </table:table-row>
        <table:table-row>
          <table:covered-table-cell/>
          <table:table-cell table:style-name="Diffusion.B7" office:value-type="string">
            <text:p text:style-name="P18">Christophe Guieu</text:p>
          </table:table-cell>
        </table:table-row>
        <table:table-row>
          <table:covered-table-cell/>
          <table:table-cell table:style-name="Diffusion.B7" office:value-type="string">
            <text:p text:style-name="P9"><text:span text:style-name="Police_20_par_20_défaut"><text:span text:style-name="T8">Yoan Miretti</text:span></text:span></text:p>
          </table:table-cell>
        </table:table-row>
        <table:table-row>
          <table:covered-table-cell/>
          <table:table-cell table:style-name="Diffusion.B8" office:value-type="string">
            <text:p text:style-name="P12">Yann Battista</text:p>
          </table:table-cell>
        </table:table-row>
      </table:table>
      <text:p text:style-name="P2"/>
      <text:p text:style-name="P2"/>
      <text:p text:style-name="P2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P10">Libellé</text:p>
          </table:table-cell>
          <table:table-cell table:style-name="Références.B1" office:value-type="string">
            <text:p text:style-name="P10">Document</text:p>
          </table:table-cell>
        </table:table-row>
        <table:table-row>
          <table:table-cell table:style-name="Références.A2" office:value-type="string">
            <text:p text:style-name="P10"/>
          </table:table-cell>
          <table:table-cell table:style-name="Références.B2" office:value-type="string">
            <text:p text:style-name="P10"/>
          </table:table-cell>
        </table:table-row>
      </table:table>
      <text:p text:style-name="P2"/>
      <text:p text:style-name="P2"/>
      <text:p text:style-name="P2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P10">N° Version</text:p>
          </table:table-cell>
          <table:table-cell table:style-name="historique.A1" office:value-type="string">
            <text:p text:style-name="P10">Auteurs</text:p>
          </table:table-cell>
          <table:table-cell table:style-name="historique.A1" office:value-type="string">
            <text:p text:style-name="P10">Date</text:p>
          </table:table-cell>
          <table:table-cell table:style-name="historique.D1" office:value-type="string">
            <text:p text:style-name="P10">Historique des évolutions</text:p>
          </table:table-cell>
        </table:table-row>
        <table:table-row>
          <table:table-cell table:style-name="historique.C2" office:value-type="string">
            <text:p text:style-name="P10">1.0</text:p>
          </table:table-cell>
          <table:table-cell table:style-name="historique.C2" office:value-type="string">
            <text:p text:style-name="P10">G<text:span text:style-name="T5">uieu</text:span> Christophe</text:p>
          </table:table-cell>
          <table:table-cell table:style-name="historique.C2" office:value-type="string">
            <text:p text:style-name="P10">06/11/<text:span text:style-name="T2">2013</text:span></text:p>
          </table:table-cell>
          <table:table-cell table:style-name="historique.D2" office:value-type="string">
            <text:p text:style-name="P10"/>
          </table:table-cell>
        </table:table-row>
      </table:table>
      <text:p text:style-name="P2"/>
      <text:h text:style-name="P16" text:outline-level="2">Personnes présentes</text:h>
      <text:list xml:id="list1112057809" text:style-name="L2">
        <text:list-item>
          <text:p text:style-name="P4"><text:span text:style-name="T1">Battista Yann</text:span></text:p>
        </text:list-item>
        <text:list-item>
          <text:p text:style-name="P5">Miretti Yoan</text:p>
        </text:list-item>
        <text:list-item>
          <text:p text:style-name="P14">Guieu Christophe</text:p>
        </text:list-item>
      </text:list>
      <text:p text:style-name="P13"/>
      <text:h text:style-name="P15" text:outline-level="2">Remarques sur le rendu de l'itération 1</text:h>
      <text:p text:style-name="P3">Les points à changer sont :</text:p>
      <text:p text:style-name="P3"/>
      <text:p text:style-name="P3">Indiquer le nom du projet au lieu du nom de groupe ( Eliminator++ )</text:p>
      <text:p text:style-name="P3">Détailler les prototypes :</text:p>
      <text:p text:style-name="P3"><text:tab/>objectif</text:p>
      <text:p text:style-name="P3"><text:tab/>exemple de départ</text:p>
      <text:p text:style-name="P3">Formater les dates selon la forme jj/mm/yy<text:span text:style-name="T2">yy</text:span></text:p>
      <text:p text:style-name="P3">Ne pas prévoir de <text:span text:style-name="T2">travaux</text:span> le week-end / jour fériés</text:p>
      <text:p text:style-name="P3">Respecter les noms dans les entê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2" svg:font-family="'Liberation Sans'" style:font-adornments="Normal" style:font-family-generic="swiss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1" style:font-size-complex="12pt" style:language-complex="hi" style:country-complex="IN" fo:hyphenate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6:31:09</meta:creation-date>
    <dc:date>2013-11-07T12:46:46</dc:date>
    <dc:creator>GUIEU Christophe</dc:creator>
    <meta:editing-duration>PT17M33S</meta:editing-duration>
    <meta:editing-cycles>13</meta:editing-cycles>
    <meta:generator>LibreOffice/3.6$Linux_x86 LibreOffice_project/e183d5b-f8ccaf6-3804794-95b4be8-895629</meta:generator>
    <meta:document-statistic meta:table-count="4" meta:image-count="0" meta:object-count="0" meta:page-count="2" meta:paragraph-count="48" meta:word-count="138" meta:character-count="804" meta:non-whitespace-character-count="715"/>
  </office:meta>
</office:document-meta>
</file>